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content.xml" manifest:media-type="text/xml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settings.xml" manifest:media-type="text/xml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styles.xml" manifest:media-type="text/xml"/>
  <manifest:file-entry manifest:full-path="Thumbnails/thumbnail.png" manifest:media-type="image/png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5ede1"/>
    </style:style>
    <style:style style:name="P2" style:family="paragraph" style:parent-style-name="Standard">
      <style:text-properties officeooo:rsid="0015ede1" officeooo:paragraph-rsid="0015ede1"/>
    </style:style>
    <style:style style:name="P3" style:family="paragraph" style:parent-style-name="Standard">
      <style:text-properties officeooo:rsid="001938fd" officeooo:paragraph-rsid="001938fd"/>
    </style:style>
    <style:style style:name="P4" style:family="paragraph" style:parent-style-name="Standard">
      <style:text-properties officeooo:rsid="0015ede1" officeooo:paragraph-rsid="0015ede1"/>
    </style:style>
    <style:style style:name="P5" style:family="paragraph" style:parent-style-name="Standard">
      <style:text-properties officeooo:rsid="001938fd" officeooo:paragraph-rsid="001938fd"/>
    </style:style>
    <style:style style:name="P6" style:family="paragraph" style:parent-style-name="Standard">
      <style:text-properties officeooo:rsid="001938fd" officeooo:paragraph-rsid="001fb6a2"/>
    </style:style>
    <style:style style:name="P7" style:family="paragraph" style:parent-style-name="Standard">
      <style:text-properties officeooo:rsid="001938fd" officeooo:paragraph-rsid="00228f9e"/>
    </style:style>
    <style:style style:name="P8" style:family="paragraph" style:parent-style-name="Standard">
      <style:text-properties officeooo:rsid="001938fd"/>
    </style:style>
    <style:style style:name="P9" style:family="paragraph" style:parent-style-name="Standard">
      <style:text-properties officeooo:rsid="001fb6a2" officeooo:paragraph-rsid="001fb6a2"/>
    </style:style>
    <style:style style:name="P10" style:family="paragraph" style:parent-style-name="Standard">
      <style:text-properties officeooo:rsid="0021c46f" officeooo:paragraph-rsid="0021c46f"/>
    </style:style>
    <style:style style:name="P11" style:family="paragraph" style:parent-style-name="Standard">
      <style:text-properties officeooo:rsid="00228f9e" officeooo:paragraph-rsid="00228f9e"/>
    </style:style>
    <style:style style:name="P12" style:family="paragraph" style:parent-style-name="Standard">
      <style:text-properties officeooo:rsid="00237297" officeooo:paragraph-rsid="00228f9e"/>
    </style:style>
    <style:style style:name="T1" style:family="text">
      <style:text-properties officeooo:rsid="001aa7ac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tematik EUX 01 – Cykelprojekt – Analytisk plangeometri</text:p>
      <text:p text:style-name="P1"/>
      <text:p text:style-name="P1"><draw:frame draw:style-name="fr2" draw:name="Object1" text:anchor-type="as-char" svg:y="-0.393cm" svg:width="3.732cm" svg:height="0.492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2" draw:name="Object2" text:anchor-type="as-char" svg:y="-0.393cm" svg:width="3.572cm" svg:height="0.492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8"/>
      <text:p text:style-name="P7"><draw:frame draw:style-name="fr1" draw:name="Object23" text:anchor-type="as-char" svg:y="-0.393cm" svg:width="3.859cm" svg:height="0.492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"/>
      <text:p text:style-name="P2">a)</text:p>
      <text:p text:style-name="P2"/>
      <text:p text:style-name="P9">Formler:</text:p>
      <text:p text:style-name="P9"/>
      <text:p text:style-name="P9"><draw:frame draw:style-name="fr1" draw:name="Object16" text:anchor-type="as-char" svg:y="-0.393cm" svg:width="2.316cm" svg:height="0.563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9"/>
      <text:p text:style-name="P9"><draw:frame draw:style-name="fr1" draw:name="Object17" text:anchor-type="as-char" svg:y="-0.393cm" svg:width="2.316cm" svg:height="0.563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9"/>
      <text:p text:style-name="P9"><draw:frame draw:style-name="fr1" draw:name="Object18" text:anchor-type="as-char" svg:y="-0.393cm" svg:width="3.475cm" svg:height="0.563cm" draw:z-index="17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9">Udregniner:</text:p>
      <text:p text:style-name="P2"/>
      <text:p text:style-name="P2"><draw:frame draw:style-name="fr1" draw:name="Object4" text:anchor-type="as-char" svg:y="-0.393cm" svg:width="5.318cm" svg:height="0.492cm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1" draw:name="Object5" text:anchor-type="as-char" svg:y="-0.393cm" svg:width="5.318cm" svg:height="0.492cm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2"><draw:frame draw:style-name="fr1" draw:name="Object6" text:anchor-type="as-char" svg:y="-0.393cm" svg:width="2.748cm" svg:height="0.492cm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2"><draw:frame draw:style-name="fr1" draw:name="Object7" text:anchor-type="as-char" svg:y="-0.644cm" svg:width="1.85cm" svg:height="1.046cm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/>
      <text:p text:style-name="P2"><draw:frame draw:style-name="fr1" draw:name="Object8" text:anchor-type="as-char" svg:y="-0.393cm" svg:width="1.499cm" svg:height="0.492cm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2"><draw:frame draw:style-name="fr1" draw:name="Object10" text:anchor-type="as-char" svg:y="-0.393cm" svg:width="3.896cm" svg:height="0.492cm" draw:z-index="8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/>
      <text:p text:style-name="P2"><draw:frame draw:style-name="fr1" draw:name="Object9" text:anchor-type="as-char" svg:y="-0.393cm" svg:width="1.528cm" svg:height="0.492cm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/>
      <text:p text:style-name="P2"><draw:frame draw:style-name="fr1" draw:name="Object11" text:anchor-type="as-char" svg:y="-0.393cm" svg:width="2.792cm" svg:height="0.513cm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3">b<text:span text:style-name="T1">)</text:span></text:p>
      <text:p text:style-name="P3"/>
      <text:p text:style-name="P9">Formler:</text:p>
      <text:p text:style-name="P9"/>
      <text:p text:style-name="P3"><draw:frame draw:style-name="fr1" draw:name="Object14" text:anchor-type="as-char" svg:y="-0.393cm" svg:width="2.328cm" svg:height="0.563cm" draw:z-index="12"><draw:object xlink:href="./Object 14" xlink:type="simple" xlink:show="embed" xlink:actuate="onLoad"/><draw:image xlink:href="./ObjectReplacements/Object 14" xlink:type="simple" xlink:show="embed" xlink:actuate="onLoad"/></draw:frame></text:p>
      <text:p text:style-name="P3"/>
      <text:p text:style-name="P3"><draw:frame draw:style-name="fr1" draw:name="Object15" text:anchor-type="as-char" svg:y="-0.393cm" svg:width="1.931cm" svg:height="0.492cm" draw:z-index="13"><draw:object xlink:href="./Object 15" xlink:type="simple" xlink:show="embed" xlink:actuate="onLoad"/><draw:image xlink:href="./ObjectReplacements/Object 15" xlink:type="simple" xlink:show="embed" xlink:actuate="onLoad"/></draw:frame></text:p>
      <text:p text:style-name="P3"/>
      <text:p text:style-name="P3"><draw:frame draw:style-name="fr1" draw:name="Object13" text:anchor-type="as-char" svg:y="-0.714cm" svg:width="3.112cm" svg:height="1.212cm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3"><text:soft-page-break/></text:p>
      <text:p text:style-name="P9">Udregninger:</text:p>
      <text:p text:style-name="P3"/>
      <text:p text:style-name="P6"><draw:frame draw:style-name="fr1" draw:name="Object3" text:anchor-type="as-char" svg:y="-0.393cm" svg:width="3.859cm" svg:height="0.492cm" draw:z-index="1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6"/>
      <text:p text:style-name="P3"><draw:frame draw:style-name="fr1" draw:name="Object12" text:anchor-type="as-char" svg:y="-0.393cm" svg:width="5.263cm" svg:height="0.563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3"/>
      <text:p text:style-name="P3"><draw:frame draw:style-name="fr1" draw:name="Object19" text:anchor-type="as-char" svg:y="-0.667cm" svg:width="7.033cm" svg:height="1.187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3"/>
      <text:p text:style-name="P3"><draw:frame draw:style-name="fr1" draw:name="Object20" text:anchor-type="as-char" svg:y="-0.393cm" svg:width="1.732cm" svg:height="0.492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3"/>
      <text:p text:style-name="P10">c)</text:p>
      <text:p text:style-name="P10"/>
      <text:p text:style-name="P10"><draw:frame draw:style-name="fr1" draw:name="Object21" text:anchor-type="as-char" svg:y="-0.446cm" svg:width="3.99cm" svg:height="0.568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10"/>
      <text:p text:style-name="P11">d)</text:p>
      <text:p text:style-name="P7"/>
      <text:p text:style-name="P7"><draw:frame draw:style-name="fr1" draw:name="Object22" text:anchor-type="as-char" svg:y="-0.393cm" svg:width="3.859cm" svg:height="0.492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p>
      <text:p text:style-name="P12"/>
      <text:p text:style-name="P12"><draw:frame draw:style-name="fr1" draw:name="Object27" text:anchor-type="as-char" svg:y="-0.393cm" svg:width="2.332cm" svg:height="0.492cm" draw:z-index="25"><draw:object xlink:href="./Object 27" xlink:type="simple" xlink:show="embed" xlink:actuate="onLoad"/><draw:image xlink:href="./ObjectReplacements/Object 27" xlink:type="simple" xlink:show="embed" xlink:actuate="onLoad"/></draw:frame></text:p>
      <text:p text:style-name="P12"/>
      <text:p text:style-name="P12"><draw:frame draw:style-name="fr1" draw:name="Object24" text:anchor-type="as-char" svg:y="-0.393cm" svg:width="4.203cm" svg:height="0.513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12"/>
      <text:p text:style-name="P12"><draw:frame draw:style-name="fr1" draw:name="Object25" text:anchor-type="as-char" svg:y="-0.446cm" svg:width="5.495cm" svg:height="0.568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12"/>
      <text:p text:style-name="P12"><draw:frame draw:style-name="fr1" draw:name="Object26" text:anchor-type="as-char" svg:y="-0.446cm" svg:width="6.117cm" svg:height="0.568cm" draw:z-index="27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2"/>
      <text:p text:style-name="P12"><draw:frame draw:style-name="fr1" draw:name="Object30" text:anchor-type="as-char" svg:y="-0.446cm" svg:width="5.327cm" svg:height="0.568cm" draw:z-index="26"><draw:object xlink:href="./Object 30" xlink:type="simple" xlink:show="embed" xlink:actuate="onLoad"/><draw:image xlink:href="./ObjectReplacements/Object 30" xlink:type="simple" xlink:show="embed" xlink:actuate="onLoad"/></draw:frame></text:p>
      <text:p text:style-name="P12"/>
      <text:p text:style-name="P12"><draw:frame draw:style-name="fr1" draw:name="Object28" text:anchor-type="as-char" svg:y="-0.446cm" svg:width="5.412cm" svg:height="0.568cm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12"/>
      <text:p text:style-name="P12"><draw:frame draw:style-name="fr1" draw:name="Object29" text:anchor-type="as-char" svg:y="-0.446cm" svg:width="10.908cm" svg:height="0.547cm" draw:z-index="29"><draw:object xlink:href="./Object 29" xlink:type="simple" xlink:show="embed" xlink:actuate="onLoad"/><draw:image xlink:href="./ObjectReplacements/Object 29" xlink:type="simple" xlink:show="embed" xlink:actuate="onLoad"/></draw:frame></text:p>
      <text:p text:style-name="P12"/>
      <text:p text:style-name="P12"><draw:frame draw:style-name="fr1" draw:name="Object31" text:anchor-type="as-char" svg:y="-0.446cm" svg:width="10.908cm" svg:height="0.547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DejaVu Sans" svg:font-family="'DejaVu Sans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Calibri" fo:font-size="12pt" fo:language="en" fo:country="DK" style:letter-kerning="true" style:font-name-asian="Source Han Serif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2T10:31:38.190953117</meta:creation-date>
    <dc:date>2022-03-23T14:58:55.249055651</dc:date>
    <meta:editing-duration>PT2H9M48S</meta:editing-duration>
    <meta:editing-cycles>6</meta:editing-cycles>
    <meta:generator>LibreOffice/7.3.1.3$Linux_X86_64 LibreOffice_project/30$Build-3</meta:generator>
    <meta:document-statistic meta:table-count="0" meta:image-count="0" meta:object-count="31" meta:page-count="2" meta:paragraph-count="40" meta:word-count="14" meta:character-count="103" meta:non-whitespace-character-count="96"/>
  </office:meta>
</office:document-meta>
</file>

<file path=Object 1/content.xml><?xml version="1.0" encoding="utf-8"?>
<math xmlns="http://www.w3.org/1998/Math/MathML" display="block">
  <semantics>
    <mrow>
      <mtext>l:</mtext>
      <mrow>
        <mi>y</mi>
        <mo stretchy="false">=</mo>
        <mn>28,6</mn>
      </mrow>
      <mrow>
        <mi>x</mi>
        <mo stretchy="false">−</mo>
        <mn>8,18</mn>
      </mrow>
    </mrow>
    <annotation encoding="StarMath 5.0">"l:" y = 28,6x-8,18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row>
          <mn>28,6</mn>
          <mo stretchy="false">⋅</mo>
          <mn>0,3</mn>
        </mrow>
        <mo stretchy="false">−</mo>
        <mn>8,18</mn>
      </mrow>
    </mrow>
    <annotation encoding="StarMath 5.0">y = 28,6 cdot 0,3 - 8,18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row>
            <mn>0,3</mn>
            <mi>,</mi>
            <mn>0,4</mn>
          </mrow>
        </mrow>
        <mo fence="true" form="postfix" stretchy="false">)</mo>
      </mrow>
    </mrow>
    <annotation encoding="StarMath 5.0">A = ( 0,3, 0,4 )</annotation>
  </semantics>
</math>
</file>

<file path=Object 12/content.xml><?xml version="1.0" encoding="utf-8"?>
<math xmlns="http://www.w3.org/1998/Math/MathML" display="block">
  <semantics>
    <mrow>
      <mi>P</mi>
      <mo stretchy="false">=</mo>
      <mi>A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  <mo stretchy="false">=</mo>
      <mrow>
        <mo fence="true" form="prefix" stretchy="false">(</mo>
        <mrow>
          <mrow>
            <mn>0,3</mn>
            <mi>,</mi>
            <mn>0,4</mn>
          </mrow>
        </mrow>
        <mo fence="true" form="postfix" stretchy="false">)</mo>
      </mrow>
    </mrow>
    <annotation encoding="StarMath 5.0">P = A = ( x_1,  y_1) = ( 0,3, 0,4 )</annotation>
  </semantics>
</math>
</file>

<file path=Object 13/content.xml><?xml version="1.0" encoding="utf-8"?>
<math xmlns="http://www.w3.org/1998/Math/MathML" display="block">
  <semantics>
    <mrow>
      <mi>s</mi>
      <mo stretchy="false">=</mo>
      <mfrac>
        <mrow>
          <mo fence="true" form="prefix" stretchy="false">|</mo>
          <mrow>
            <mrow>
              <msub>
                <mi mathvariant="italic">ax</mi>
                <mn>1</mn>
              </msub>
              <mo stretchy="false">+</mo>
              <mi>b</mi>
              <mo stretchy="false">−</mo>
              <msub>
                <mi>y</mi>
                <mn>1</mn>
              </msub>
            </mrow>
          </mrow>
          <mo fence="true" form="postfix" stretchy="false">|</mo>
        </mrow>
        <msqrt>
          <mrow>
            <msup>
              <mi>a</mi>
              <mn>2</mn>
            </msup>
            <mo stretchy="false">+</mo>
            <mn>1</mn>
          </mrow>
        </msqrt>
      </mfrac>
    </mrow>
    <annotation encoding="StarMath 5.0">s = {lline ax_1 + b - y_1 rline} over { sqrt{a sup  2 +1} }</annotation>
  </semantics>
</math>
</file>

<file path=Object 14/content.xml><?xml version="1.0" encoding="utf-8"?>
<math xmlns="http://www.w3.org/1998/Math/MathML" display="block">
  <semantics>
    <mrow>
      <mi>P</mi>
      <mo stretchy="false">=</mo>
      <mrow>
        <mo fence="true" form="prefix" stretchy="false">(</mo>
        <mrow>
          <mrow>
            <msub>
              <mi>x</mi>
              <mn>1</mn>
            </msub>
            <mi>,</mi>
            <msub>
              <mi>y</mi>
              <mn>1</mn>
            </msub>
          </mrow>
        </mrow>
        <mo fence="true" form="postfix" stretchy="false">)</mo>
      </mrow>
    </mrow>
    <annotation encoding="StarMath 5.0">P = ( x_1, y_1 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sub>
          <mi>a</mi>
          <mn>1</mn>
        </msub>
      </mrow>
      <mrow>
        <mi>x</mi>
        <mo stretchy="false">+</mo>
        <msub>
          <mi>b</mi>
          <mn>1</mn>
        </msub>
      </mrow>
    </mrow>
    <annotation encoding="StarMath 5.0">y = a_1 x + b_1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y = a_2 x + b_2</annotation>
  </semantics>
</math>
</file>

<file path=Object 18/content.xml><?xml version="1.0" encoding="utf-8"?>
<math xmlns="http://www.w3.org/1998/Math/MathML" display="block">
  <semantics>
    <mrow>
      <msub>
        <mi>a</mi>
        <mn>1</mn>
      </msub>
      <mrow>
        <mrow>
          <mi>x</mi>
          <mo stretchy="false">+</mo>
          <msub>
            <mi>b</mi>
            <mn>1</mn>
          </msub>
        </mrow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a_1 x + b_1 = a_2 x + b_2</annotation>
  </semantics>
</math>
</file>

<file path=Object 19/content.xml><?xml version="1.0" encoding="utf-8"?>
<math xmlns="http://www.w3.org/1998/Math/MathML" display="block">
  <semantics>
    <mrow>
      <mi>s</mi>
      <mo stretchy="false">=</mo>
      <mfrac>
        <mrow>
          <mo fence="true" form="prefix" stretchy="false">|</mo>
          <mrow>
            <mrow>
              <mrow>
                <mn>0,5</mn>
                <mo stretchy="false">⋅</mo>
                <mn>0,3</mn>
              </mrow>
              <mo stretchy="false">+</mo>
              <mrow>
                <mo fence="true" form="prefix" stretchy="false">(</mo>
                <mrow>
                  <mrow>
                    <mo stretchy="false">−</mo>
                    <mn>0,15</mn>
                  </mrow>
                </mrow>
                <mo fence="true" form="postfix" stretchy="false">)</mo>
              </mrow>
              <mo stretchy="false">−</mo>
              <mn>0,4</mn>
            </mrow>
          </mrow>
          <mo fence="true" form="postfix" stretchy="false">|</mo>
        </mrow>
        <msqrt>
          <mrow>
            <msup>
              <mrow>
                <mo fence="true" form="prefix" stretchy="false">(</mo>
                <mrow>
                  <mn>0,5</mn>
                </mrow>
                <mo fence="true" form="postfix" stretchy="false">)</mo>
              </mrow>
              <mn>2</mn>
            </msup>
            <mo stretchy="false">+</mo>
            <mn>1</mn>
          </mrow>
        </msqrt>
      </mfrac>
      <mo stretchy="false">=</mo>
      <mfrac>
        <mn>0,4</mn>
        <msqrt>
          <mn>1,25</mn>
        </msqrt>
      </mfrac>
    </mrow>
    <annotation encoding="StarMath 5.0">s = {lline 0,5 cdot 0,3 + (-0,15) - 0,4 rline} over { sqrt{(0,5) sup  2 +1} } = { 0,4 } over {sqrt { 1,25 }}</annotation>
  </semantics>
</math>
</file>

<file path=Object 2/content.xml><?xml version="1.0" encoding="utf-8"?>
<math xmlns="http://www.w3.org/1998/Math/MathML" display="block">
  <semantics>
    <mrow>
      <mi>n</mi>
      <mi mathvariant="normal">:</mi>
      <mrow>
        <mi>y</mi>
        <mo stretchy="false">=</mo>
        <mn>0,4</mn>
      </mrow>
      <mrow>
        <mi>x</mi>
        <mo stretchy="false">+</mo>
        <mn>0,28</mn>
      </mrow>
    </mrow>
    <annotation encoding="StarMath 5.0">n: y = 0,4x+ 0,28</annotation>
  </semantics>
</math>
</file>

<file path=Object 20/content.xml><?xml version="1.0" encoding="utf-8"?>
<math xmlns="http://www.w3.org/1998/Math/MathML" display="block">
  <semantics>
    <mrow>
      <mi>s</mi>
      <mo stretchy="false">=</mo>
      <mn>0,36</mn>
    </mrow>
    <annotation encoding="StarMath 5.0">s = 0,36</annotation>
  </semantics>
</math>
</file>

<file path=Object 21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 - a) sup 2 + ( y - b ) sup 2  = r sup 2</annotation>
  </semantics>
</math>
</file>

<file path=Object 22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2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o fence="true" form="prefix" stretchy="false">(</mo>
        <mrow>
          <mrow>
            <mi>a</mi>
            <mi>,</mi>
            <mi>b</mi>
          </mrow>
        </mrow>
        <mo fence="true" form="postfix" stretchy="false">)</mo>
      </mrow>
      <mo stretchy="false">=</mo>
      <mrow>
        <mo fence="true" form="prefix" stretchy="false">(</mo>
        <mrow>
          <mrow>
            <mn>0,3</mn>
            <mi>,</mi>
            <mn>0,4</mn>
          </mrow>
        </mrow>
        <mo fence="true" form="postfix" stretchy="false">)</mo>
      </mrow>
    </mrow>
    <annotation encoding="StarMath 5.0">A  = ( a, b ) = ( 0,3, 0,4 )</annotation>
  </semantics>
</math>
</file>

<file path=Object 25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n>0,3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n>0,4</mn>
              </mrow>
            </mrow>
            <mo fence="true" form="postfix" stretchy="false">)</mo>
          </mrow>
          <mn>2</mn>
        </msup>
      </mrow>
      <mo stretchy="false">=</mo>
      <msup>
        <mn>0,36</mn>
        <mn>2</mn>
      </msup>
    </mrow>
    <annotation encoding="StarMath 5.0">(x - 0,3) sup 2 + ( y - 0,4 ) sup 2 = 0,36 sup 2
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n>0,3</mn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n>0,4</mn>
              </mrow>
            </mrow>
            <mo fence="true" form="postfix" stretchy="false">)</mo>
          </mrow>
          <mn>2</mn>
        </msup>
        <mo stretchy="false">−</mo>
        <msup>
          <mn>0,36</mn>
          <mn>2</mn>
        </msup>
      </mrow>
      <mo stretchy="false">=</mo>
      <mn>0</mn>
    </mrow>
    <annotation encoding="StarMath 5.0">(x - 0,3) sup 2 + ( y - 0,4 ) sup 2 - 0,36 sup 2 = 0
</annotation>
  </semantics>
</math>
</file>

<file path=Object 27/content.xml><?xml version="1.0" encoding="utf-8"?>
<math xmlns="http://www.w3.org/1998/Math/MathML" display="block">
  <semantics>
    <mrow>
      <mi>r</mi>
      <mo stretchy="false">=</mo>
      <mi>s</mi>
      <mo stretchy="false">=</mo>
      <mn>0,36</mn>
    </mrow>
    <annotation encoding="StarMath 5.0">r = s = 0,36</annotation>
  </semantics>
</math>
</file>

<file path=Object 28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y</mi>
                <mo stretchy="false">−</mo>
                <mn>0,4</mn>
              </mrow>
            </mrow>
            <mo fence="true" form="postfix" stretchy="false">)</mo>
          </mrow>
          <mn>2</mn>
        </msup>
        <mo stretchy="false">=</mo>
        <mrow>
          <msup>
            <mi>y</mi>
            <mn>2</mn>
          </msup>
          <mo stretchy="false">+</mo>
          <mn>0,16</mn>
          <mo stretchy="false">−</mo>
          <mn>0,8</mn>
        </mrow>
      </mrow>
      <mi>y</mi>
    </mrow>
    <annotation encoding="StarMath 5.0">( y - 0,4 ) sup 2  = y sup 2 + 0,16 - 0,8y</annotation>
  </semantics>
</math>
</file>

<file path=Object 29/content.xml><?xml version="1.0" encoding="utf-8"?>
<math xmlns="http://www.w3.org/1998/Math/MathML" display="block">
  <semantics>
    <mrow>
      <mrow>
        <msup>
          <mi>x</mi>
          <mn>2</mn>
        </msup>
        <mo stretchy="false">+</mo>
        <mn>0,36</mn>
        <mo stretchy="false">−</mo>
        <mn>0,6</mn>
      </mrow>
      <mrow>
        <mi>x</mi>
        <mo stretchy="false">+</mo>
        <msup>
          <mi>y</mi>
          <mn>2</mn>
        </msup>
        <mo stretchy="false">+</mo>
        <mn>0,16</mn>
        <mo stretchy="false">−</mo>
        <mn>0,8</mn>
      </mrow>
      <mrow>
        <mrow>
          <mi>y</mi>
          <mo stretchy="false">−</mo>
          <mn>0,1296</mn>
        </mrow>
        <mo stretchy="false">=</mo>
        <mrow>
          <mn>0,36</mn>
          <mo stretchy="false">+</mo>
          <mn>0,16</mn>
        </mrow>
      </mrow>
    </mrow>
    <annotation encoding="StarMath 5.0">x sup 2 + 0,36 - 0,6x + y sup 2 + 0,16 - 0,8y - 0,1296 = 0,36 + 0,16</annotation>
  </semantics>
</math>
</file>

<file path=Object 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30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n>0,3</mn>
              </mrow>
            </mrow>
            <mo fence="true" form="postfix" stretchy="false">)</mo>
          </mrow>
          <mn>2</mn>
        </msup>
        <mo stretchy="false">=</mo>
        <mrow>
          <msup>
            <mi>x</mi>
            <mn>2</mn>
          </msup>
          <mo stretchy="false">+</mo>
          <mn>0,36</mn>
          <mo stretchy="false">−</mo>
          <mn>0,6</mn>
        </mrow>
      </mrow>
      <mi>x</mi>
    </mrow>
    <annotation encoding="StarMath 5.0">( x - 0,3 ) sup 2 = x sup 2 + 0,36 - 0,6x</annotation>
  </semantics>
</math>
</file>

<file path=Object 31/content.xml><?xml version="1.0" encoding="utf-8"?>
<math xmlns="http://www.w3.org/1998/Math/MathML" display="block">
  <semantics>
    <mrow>
      <mrow>
        <msup>
          <mi>x</mi>
          <mn>2</mn>
        </msup>
        <mo stretchy="false">+</mo>
        <mn>0,36</mn>
        <mo stretchy="false">−</mo>
        <mn>0,6</mn>
      </mrow>
      <mrow>
        <mi>x</mi>
        <mo stretchy="false">+</mo>
        <msup>
          <mi>y</mi>
          <mn>2</mn>
        </msup>
        <mo stretchy="false">+</mo>
        <mn>0,16</mn>
        <mo stretchy="false">−</mo>
        <mn>0,8</mn>
      </mrow>
      <mrow>
        <mrow>
          <mi>y</mi>
          <mo stretchy="false">−</mo>
          <mn>0,1296</mn>
        </mrow>
        <mo stretchy="false">=</mo>
        <mrow>
          <mn>0,36</mn>
          <mo stretchy="false">+</mo>
          <mn>0,16</mn>
        </mrow>
      </mrow>
    </mrow>
    <annotation encoding="StarMath 5.0">x sup 2 + 0,36 - 0,6x + y sup 2 + 0,16 - 0,8y - 0,1296 = 0,36 + 0,16</annotation>
  </semantics>
</math>
</file>

<file path=Object 4/content.xml><?xml version="1.0" encoding="utf-8"?>
<math xmlns="http://www.w3.org/1998/Math/MathML" display="block">
  <semantics>
    <mrow>
      <mn>28,6</mn>
      <mrow>
        <mrow>
          <mi>x</mi>
          <mo stretchy="false">−</mo>
          <mn>8,18</mn>
        </mrow>
        <mo stretchy="false">=</mo>
        <mn>0,4</mn>
      </mrow>
      <mrow>
        <mi>x</mi>
        <mo stretchy="false">+</mo>
        <mn>0,28</mn>
      </mrow>
    </mrow>
    <annotation encoding="StarMath 5.0">28,6x - 8,18 = 0,4x+ 0,28</annotation>
  </semantics>
</math>
</file>

<file path=Object 5/content.xml><?xml version="1.0" encoding="utf-8"?>
<math xmlns="http://www.w3.org/1998/Math/MathML" display="block">
  <semantics>
    <mrow>
      <mn>28,6</mn>
      <mrow>
        <mi>x</mi>
        <mo stretchy="false">−</mo>
        <mn>0,4</mn>
      </mrow>
      <mrow>
        <mi>x</mi>
        <mo stretchy="false">=</mo>
        <mrow>
          <mn>0,28</mn>
          <mo stretchy="false">+</mo>
          <mn>8,18</mn>
        </mrow>
      </mrow>
    </mrow>
    <annotation encoding="StarMath 5.0">28,6x -0,4x = 0,28 + 8,18 </annotation>
  </semantics>
</math>
</file>

<file path=Object 6/content.xml><?xml version="1.0" encoding="utf-8"?>
<math xmlns="http://www.w3.org/1998/Math/MathML" display="block">
  <semantics>
    <mrow>
      <mn>28,2</mn>
      <mrow>
        <mi>x</mi>
        <mo stretchy="false">=</mo>
        <mn>8,46</mn>
      </mrow>
    </mrow>
    <annotation encoding="StarMath 5.0">28,2x = 8,46 </annotation>
  </semantics>
</math>
</file>

<file path=Object 7/content.xml><?xml version="1.0" encoding="utf-8"?>
<math xmlns="http://www.w3.org/1998/Math/MathML" display="block">
  <semantics>
    <mrow>
      <mi>x</mi>
      <mo stretchy="false">=</mo>
      <mfrac>
        <mn>8,46</mn>
        <mn>28,2</mn>
      </mfrac>
    </mrow>
    <annotation encoding="StarMath 5.0">x = 8,46 over 28,2</annotation>
  </semantics>
</math>
</file>

<file path=Object 8/content.xml><?xml version="1.0" encoding="utf-8"?>
<math xmlns="http://www.w3.org/1998/Math/MathML" display="block">
  <semantics>
    <mrow>
      <mi>x</mi>
      <mo stretchy="false">=</mo>
      <mn>0,3</mn>
    </mrow>
    <annotation encoding="StarMath 5.0">x = 0,3</annotation>
  </semantics>
</math>
</file>

<file path=Object 9/content.xml><?xml version="1.0" encoding="utf-8"?>
<math xmlns="http://www.w3.org/1998/Math/MathML" display="block">
  <semantics>
    <mrow>
      <mi>y</mi>
      <mo stretchy="false">=</mo>
      <mn>0,4</mn>
    </mrow>
    <annotation encoding="StarMath 5.0">y = 0,4</annotation>
  </semantics>
</math>
</file>